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9in" svg:height="3.5453in" svg:x="6.015in" svg:y="0.2091in">
            <draw:object draw:notify-on-update-of-ranges="Sheet2.A2:Sheet2.A2 Sheet2.A3:Sheet2.A7 Sheet2.B2:Sheet2.B2 Sheet2.B3:Sheet2.B7 Sheet2.C2:Sheet2.C2 Sheet2.C3:Sheet2.C7 Sheet2.D2:Sheet2.D2 Sheet2.D3:Sheet2.D7 Sheet2.E2:Sheet2.E2 Sheet2.E3:Sheet2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53in" svg:x="6.026in" svg:y="4.2563in">
            <draw:object draw:notify-on-update-of-ranges="Sheet2.A9:Sheet2.A9 Sheet2.A10:Sheet2.A14 Sheet2.B9:Sheet2.B9 Sheet2.B10:Sheet2.B14 Sheet2.C9:Sheet2.C9 Sheet2.C10:Sheet2.C14 Sheet2.D9:Sheet2.D9 Sheet2.D10:Sheet2.D14 Sheet2.E9:Sheet2.E9 Sheet2.E10:Sheet2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9in" svg:height="3.5449in" svg:x="12.3083in" svg:y="0.2008in">
            <draw:object draw:notify-on-update-of-ranges="Sheet2.G2:Sheet2.G2 Sheet2.G3:Sheet2.G7 Sheet2.H2:Sheet2.H2 Sheet2.H3:Sheet2.H7 Sheet2.I2:Sheet2.I2 Sheet2.I3:Sheet2.I7 Sheet2.J2:Sheet2.J2 Sheet2.J3:Sheet2.J7 Sheet2.K2:Sheet2.K2 Sheet2.K3:Sheet2.K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9in" svg:height="3.5453in" svg:x="12.2673in" svg:y="4.2575in">
            <draw:object draw:notify-on-update-of-ranges="Sheet2.G9:Sheet2.G9 Sheet2.G10:Sheet2.G14 Sheet2.H9:Sheet2.H9 Sheet2.H10:Sheet2.H14 Sheet2.I9:Sheet2.I9 Sheet2.I10:Sheet2.I14 Sheet2.J9:Sheet2.J9 Sheet2.J10:Sheet2.J14 Sheet2.K9:Sheet2.K9 Sheet2.K10:Sheet2.K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30k</text:p>
          </table:table-cell>
          <table:covered-table-cell table:number-columns-repeated="3" office:value-type="string" calcext:value-type="string">
            <text:p>30k</text:p>
          </table:covered-table-cell>
          <table:covered-table-cell table:number-columns-repeated="5"/>
          <table:table-cell table:number-columns-repeated="4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Mong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3.8" calcext:value-type="float">
            <text:p>3.8</text:p>
          </table:table-cell>
          <table:table-cell office:value-type="float" office:value="30000" calcext:value-type="float">
            <text:p>30000</text:p>
          </table:table-cell>
          <table:table-cell table:formula="of:=[.C3]/[.B3]" office:value-type="float" office:value="7894.73684210526" calcext:value-type="float">
            <text:p>7894.73684210526</text:p>
          </table:table-cell>
          <table:table-cell/>
          <table:table-cell table:formula="of:=[.D3]/MAX([.$D3];[.$D10];[.$D17];[.$D24])" office:value-type="percentage" office:value="1" calcext:value-type="percentage">
            <text:p>100.0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2.3" calcext:value-type="float">
            <text:p>2.3</text:p>
          </table:table-cell>
          <table:table-cell office:value-type="float" office:value="30000" calcext:value-type="float">
            <text:p>30000</text:p>
          </table:table-cell>
          <table:table-cell table:formula="of:=[.C4]/[.B4]" office:value-type="float" office:value="13043.4782608696" calcext:value-type="float">
            <text:p>13043.4782608696</text:p>
          </table:table-cell>
          <table:table-cell/>
          <table:table-cell table:formula="of:=[.D4]/MAX([.$D4];[.$D11];[.$D18];[.$D25])" office:value-type="percentage" office:value="1" calcext:value-type="percentage">
            <text:p>100.0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2.6" calcext:value-type="float">
            <text:p>2.6</text:p>
          </table:table-cell>
          <table:table-cell office:value-type="float" office:value="30000" calcext:value-type="float">
            <text:p>30000</text:p>
          </table:table-cell>
          <table:table-cell table:formula="of:=[.C5]/[.B5]" office:value-type="float" office:value="11538.4615384615" calcext:value-type="float">
            <text:p>11538.4615384615</text:p>
          </table:table-cell>
          <table:table-cell/>
          <table:table-cell table:formula="of:=[.D5]/MAX([.$D5];[.$D12];[.$D19];[.$D26])" office:value-type="percentage" office:value="1" calcext:value-type="percentage">
            <text:p>100.0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57.2" calcext:value-type="float">
            <text:p>57.2</text:p>
          </table:table-cell>
          <table:table-cell office:value-type="float" office:value="30000" calcext:value-type="float">
            <text:p>30000</text:p>
          </table:table-cell>
          <table:table-cell table:formula="of:=[.C6]/[.B6]" office:value-type="float" office:value="524.475524475525" calcext:value-type="float">
            <text:p>524.475524475525</text:p>
          </table:table-cell>
          <table:table-cell/>
          <table:table-cell table:formula="of:=[.D6]/MAX([.$D6];[.$D13];[.$D20];[.$D27])" office:value-type="percentage" office:value="0.363636363636364" calcext:value-type="percentage">
            <text:p>36.36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4.2" calcext:value-type="float">
            <text:p>4.2</text:p>
          </table:table-cell>
          <table:table-cell office:value-type="float" office:value="30000" calcext:value-type="float">
            <text:p>30000</text:p>
          </table:table-cell>
          <table:table-cell table:formula="of:=[.C7]/[.B7]" office:value-type="float" office:value="7142.85714285714" calcext:value-type="float">
            <text:p>7142.85714285714</text:p>
          </table:table-cell>
          <table:table-cell/>
          <table:table-cell table:formula="of:=[.D7]/MAX([.$D7];[.$D14];[.$D21];[.$D28])" office:value-type="percentage" office:value="1" calcext:value-type="percentage">
            <text:p>100.0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table:number-columns-repeated="13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Neo4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1.3" calcext:value-type="float">
            <text:p>11.3</text:p>
          </table:table-cell>
          <table:table-cell office:value-type="float" office:value="30000" calcext:value-type="float">
            <text:p>30000</text:p>
          </table:table-cell>
          <table:table-cell table:formula="of:=[.C10]/[.B10]" office:value-type="float" office:value="2654.86725663717" calcext:value-type="float">
            <text:p>2654.86725663717</text:p>
          </table:table-cell>
          <table:table-cell/>
          <table:table-cell table:formula="of:=[.D10]/MAX([.D3];[.$D10];[.$D17];[.$D24])" office:value-type="percentage" office:value="0.336283185840708" calcext:value-type="percentage">
            <text:p>33.63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60.1" calcext:value-type="float">
            <text:p>60.1</text:p>
          </table:table-cell>
          <table:table-cell office:value-type="float" office:value="26421" calcext:value-type="float">
            <text:p>26421</text:p>
          </table:table-cell>
          <table:table-cell table:formula="of:=[.C11]/[.B11]" office:value-type="float" office:value="439.617304492512" calcext:value-type="float">
            <text:p>439.617304492512</text:p>
          </table:table-cell>
          <table:table-cell/>
          <table:table-cell table:formula="of:=[.D11]/MAX([.D4];[.$D11];[.$D18];[.$D25])" office:value-type="percentage" office:value="0.033703993344426" calcext:value-type="percentage">
            <text:p>3.37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60.9" calcext:value-type="float">
            <text:p>60.9</text:p>
          </table:table-cell>
          <table:table-cell office:value-type="float" office:value="29018" calcext:value-type="float">
            <text:p>29018</text:p>
          </table:table-cell>
          <table:table-cell table:formula="of:=[.C12]/[.B12]" office:value-type="float" office:value="476.486042692939" calcext:value-type="float">
            <text:p>476.486042692939</text:p>
          </table:table-cell>
          <table:table-cell/>
          <table:table-cell table:formula="of:=[.D12]/MAX([.D5];[.$D12];[.$D19];[.$D26])" office:value-type="percentage" office:value="0.0412954570333881" calcext:value-type="percentage">
            <text:p>4.13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50.7" calcext:value-type="float">
            <text:p>50.7</text:p>
          </table:table-cell>
          <table:table-cell office:value-type="float" office:value="30000" calcext:value-type="float">
            <text:p>30000</text:p>
          </table:table-cell>
          <table:table-cell table:formula="of:=[.C13]/[.B13]" office:value-type="float" office:value="591.715976331361" calcext:value-type="float">
            <text:p>591.715976331361</text:p>
          </table:table-cell>
          <table:table-cell/>
          <table:table-cell table:formula="of:=[.D13]/MAX([.D6];[.$D13];[.$D20];[.$D27])" office:value-type="percentage" office:value="0.41025641025641" calcext:value-type="percentage">
            <text:p>41.03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0.1" calcext:value-type="float">
            <text:p>60.1</text:p>
          </table:table-cell>
          <table:table-cell office:value-type="float" office:value="20940" calcext:value-type="float">
            <text:p>20940</text:p>
          </table:table-cell>
          <table:table-cell table:formula="of:=[.C14]/[.B14]" office:value-type="float" office:value="348.419301164725" calcext:value-type="float">
            <text:p>348.419301164725</text:p>
          </table:table-cell>
          <table:table-cell/>
          <table:table-cell table:formula="of:=[.D14]/MAX([.D7];[.$D14];[.$D21];[.$D28])" office:value-type="percentage" office:value="0.0487787021630616" calcext:value-type="percentage">
            <text:p>4.88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table:number-columns-repeated="13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Postgr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4.2" calcext:value-type="float">
            <text:p>4.2</text:p>
          </table:table-cell>
          <table:table-cell office:value-type="float" office:value="30000" calcext:value-type="float">
            <text:p>30000</text:p>
          </table:table-cell>
          <table:table-cell table:formula="of:=[.C17]/[.B17]" office:value-type="float" office:value="7142.85714285714" calcext:value-type="float">
            <text:p>7142.85714285714</text:p>
          </table:table-cell>
          <table:table-cell/>
          <table:table-cell table:formula="of:=[.D17]/MAX([.D3];[.D10];[.$D17];[.$D24])" office:value-type="percentage" office:value="0.904761904761905" calcext:value-type="percentage">
            <text:p>90.48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8.1" calcext:value-type="float">
            <text:p>8.1</text:p>
          </table:table-cell>
          <table:table-cell office:value-type="float" office:value="30000" calcext:value-type="float">
            <text:p>30000</text:p>
          </table:table-cell>
          <table:table-cell table:formula="of:=[.C18]/[.B18]" office:value-type="float" office:value="3703.7037037037" calcext:value-type="float">
            <text:p>3703.7037037037</text:p>
          </table:table-cell>
          <table:table-cell/>
          <table:table-cell table:formula="of:=[.D18]/MAX([.D4];[.D11];[.$D18];[.$D25])" office:value-type="percentage" office:value="0.283950617283951" calcext:value-type="percentage">
            <text:p>28.4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4.2" calcext:value-type="float">
            <text:p>4.2</text:p>
          </table:table-cell>
          <table:table-cell office:value-type="float" office:value="30000" calcext:value-type="float">
            <text:p>30000</text:p>
          </table:table-cell>
          <table:table-cell table:formula="of:=[.C19]/[.B19]" office:value-type="float" office:value="7142.85714285714" calcext:value-type="float">
            <text:p>7142.85714285714</text:p>
          </table:table-cell>
          <table:table-cell/>
          <table:table-cell table:formula="of:=[.D19]/MAX([.D5];[.D12];[.$D19];[.$D26])" office:value-type="percentage" office:value="0.619047619047619" calcext:value-type="percentage">
            <text:p>61.9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20.8" calcext:value-type="float">
            <text:p>20.8</text:p>
          </table:table-cell>
          <table:table-cell office:value-type="float" office:value="30000" calcext:value-type="float">
            <text:p>30000</text:p>
          </table:table-cell>
          <table:table-cell table:formula="of:=[.C20]/[.B20]" office:value-type="float" office:value="1442.30769230769" calcext:value-type="float">
            <text:p>1442.30769230769</text:p>
          </table:table-cell>
          <table:table-cell/>
          <table:table-cell table:formula="of:=[.D20]/MAX([.D6];[.D13];[.$D20];[.$D27])" office:value-type="percentage" office:value="1" calcext:value-type="percentage">
            <text:p>100.0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table:formula="of:=[.C21]/[.B21]" office:value-type="float" office:value="3750" calcext:value-type="float">
            <text:p>3750</text:p>
          </table:table-cell>
          <table:table-cell/>
          <table:table-cell table:formula="of:=[.D21]/MAX([.D7];[.D14];[.$D21];[.$D28])" office:value-type="percentage" office:value="0.525" calcext:value-type="percentage">
            <text:p>52.50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table:number-columns-repeated="13"/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Yugaby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64.6" calcext:value-type="float">
            <text:p>64.6</text:p>
          </table:table-cell>
          <table:table-cell office:value-type="float" office:value="7351" calcext:value-type="float">
            <text:p>7351</text:p>
          </table:table-cell>
          <table:table-cell table:formula="of:=[.C24]/[.B24]" office:value-type="float" office:value="113.792569659443" calcext:value-type="float">
            <text:p>113.792569659443</text:p>
          </table:table-cell>
          <table:table-cell/>
          <table:table-cell table:formula="of:=[.D24]/MAX([.D3];[.D10];[.$D17];[.$D24])" office:value-type="percentage" office:value="0.0144137254901961" calcext:value-type="percentage">
            <text:p>1.44%</text:p>
          </table:table-cell>
          <table:table-cell table:number-columns-repeated="7"/>
          <table:table-cell table:style-name="ce6" table:number-columns-repeated="2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65.2" calcext:value-type="float">
            <text:p>65.2</text:p>
          </table:table-cell>
          <table:table-cell office:value-type="float" office:value="6831" calcext:value-type="float">
            <text:p>6831</text:p>
          </table:table-cell>
          <table:table-cell table:formula="of:=[.C25]/[.B25]" office:value-type="float" office:value="104.769938650307" calcext:value-type="float">
            <text:p>104.769938650307</text:p>
          </table:table-cell>
          <table:table-cell/>
          <table:table-cell table:formula="of:=[.D25]/MAX([.D4];[.D11];[.$D18];[.$D25])" office:value-type="percentage" office:value="0.00803236196319018" calcext:value-type="percentage">
            <text:p>0.80%</text:p>
          </table:table-cell>
          <table:table-cell table:number-columns-repeated="7"/>
          <table:table-cell table:style-name="ce7" table:number-columns-repeated="2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63.3" calcext:value-type="float">
            <text:p>63.3</text:p>
          </table:table-cell>
          <table:table-cell office:value-type="float" office:value="3511" calcext:value-type="float">
            <text:p>3511</text:p>
          </table:table-cell>
          <table:table-cell table:formula="of:=[.C26]/[.B26]" office:value-type="float" office:value="55.4660347551343" calcext:value-type="float">
            <text:p>55.4660347551343</text:p>
          </table:table-cell>
          <table:table-cell/>
          <table:table-cell table:formula="of:=[.D26]/MAX([.D5];[.D12];[.$D19];[.$D26])" office:value-type="percentage" office:value="0.00480705634544497" calcext:value-type="percentage">
            <text:p>0.4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64.5" calcext:value-type="float">
            <text:p>64.5</text:p>
          </table:table-cell>
          <table:table-cell office:value-type="float" office:value="3738" calcext:value-type="float">
            <text:p>3738</text:p>
          </table:table-cell>
          <table:table-cell table:formula="of:=[.C27]/[.B27]" office:value-type="float" office:value="57.953488372093" calcext:value-type="float">
            <text:p>57.953488372093</text:p>
          </table:table-cell>
          <table:table-cell/>
          <table:table-cell table:formula="of:=[.D27]/MAX([.D6];[.D13];[.$D20];[.$D27])" office:value-type="percentage" office:value="0.0401810852713178" calcext:value-type="percentage">
            <text:p>4.0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66" calcext:value-type="float">
            <text:p>66</text:p>
          </table:table-cell>
          <table:table-cell office:value-type="float" office:value="3446" calcext:value-type="float">
            <text:p>3446</text:p>
          </table:table-cell>
          <table:table-cell table:formula="of:=[.C28]/[.B28]" office:value-type="float" office:value="52.2121212121212" calcext:value-type="float">
            <text:p>52.2121212121212</text:p>
          </table:table-cell>
          <table:table-cell/>
          <table:table-cell table:formula="of:=[.D28]/MAX([.D7];[.D14];[.$D21];[.$D28])" office:value-type="percentage" office:value="0.00730969696969697" calcext:value-type="percentage">
            <text:p>0.73%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4" table:number-rows-spanned="1">
            <text:p>5k</text:p>
          </table:table-cell>
          <table:covered-table-cell table:number-columns-repeated="3" office:value-type="string" calcext:value-type="string">
            <text:p>30k</text:p>
          </table:covered-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Mong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0.4" calcext:value-type="float">
            <text:p>0.4</text:p>
          </table:table-cell>
          <table:table-cell office:value-type="float" office:value="5000" calcext:value-type="float">
            <text:p>5000</text:p>
          </table:table-cell>
          <table:table-cell table:formula="of:=[.C32]/[.B32]" office:value-type="float" office:value="12500" calcext:value-type="float">
            <text:p>12500</text:p>
          </table:table-cell>
          <table:table-cell/>
          <table:table-cell table:formula="of:=[.D32]/MAX([.$D32];[.$D39];[.$D46];[.$D53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0.6" calcext:value-type="float">
            <text:p>0.6</text:p>
          </table:table-cell>
          <table:table-cell office:value-type="float" office:value="5000" calcext:value-type="float">
            <text:p>5000</text:p>
          </table:table-cell>
          <table:table-cell table:formula="of:=[.C33]/[.B33]" office:value-type="float" office:value="8333.33333333333" calcext:value-type="float">
            <text:p>8333.33333333333</text:p>
          </table:table-cell>
          <table:table-cell/>
          <table:table-cell table:formula="of:=[.D33]/MAX([.$D33];[.$D40];[.$D47];[.$D54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table:formula="of:=[.C34]/[.B34]" office:value-type="float" office:value="10000" calcext:value-type="float">
            <text:p>10000</text:p>
          </table:table-cell>
          <table:table-cell/>
          <table:table-cell table:formula="of:=[.D34]/MAX([.$D34];[.$D41];[.$D48];[.$D55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formula="of:=[.C35]/[.B35]" office:value-type="float" office:value="2000" calcext:value-type="float">
            <text:p>2000</text:p>
          </table:table-cell>
          <table:table-cell/>
          <table:table-cell table:formula="of:=[.D35]/MAX([.$D35];[.$D42];[.$D49];[.$D56])" office:value-type="percentage" office:value="0.76" calcext:value-type="percentage">
            <text:p>76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table:formula="of:=[.C36]/[.B36]" office:value-type="float" office:value="6250" calcext:value-type="float">
            <text:p>6250</text:p>
          </table:table-cell>
          <table:table-cell/>
          <table:table-cell table:formula="of:=[.D36]/MAX([.$D36];[.$D43];[.$D50];[.$D57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Neo4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4.6" calcext:value-type="float">
            <text:p>4.6</text:p>
          </table:table-cell>
          <table:table-cell office:value-type="float" office:value="5000" calcext:value-type="float">
            <text:p>5000</text:p>
          </table:table-cell>
          <table:table-cell table:formula="of:=[.C39]/[.B39]" office:value-type="float" office:value="1086.95652173913" calcext:value-type="float">
            <text:p>1086.95652173913</text:p>
          </table:table-cell>
          <table:table-cell/>
          <table:table-cell table:formula="of:=[.D39]/MAX([.$D32];[.$D39];[.$D46];[.$D53])" office:value-type="percentage" office:value="0.0869565217391305" calcext:value-type="percentage">
            <text:p>8.7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4.9" calcext:value-type="float">
            <text:p>4.9</text:p>
          </table:table-cell>
          <table:table-cell office:value-type="float" office:value="5000" calcext:value-type="float">
            <text:p>5000</text:p>
          </table:table-cell>
          <table:table-cell table:formula="of:=[.C40]/[.B40]" office:value-type="float" office:value="1020.40816326531" calcext:value-type="float">
            <text:p>1020.40816326531</text:p>
          </table:table-cell>
          <table:table-cell/>
          <table:table-cell table:formula="of:=[.D40]/MAX([.$D33];[.$D40];[.$D47];[.$D54])" office:value-type="percentage" office:value="0.122448979591837" calcext:value-type="percentage">
            <text:p>12.2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C41]/[.B41]" office:value-type="float" office:value="1666.66666666667" calcext:value-type="float">
            <text:p>1666.66666666667</text:p>
          </table:table-cell>
          <table:table-cell/>
          <table:table-cell table:formula="of:=[.D41]/MAX([.$D34];[.$D41];[.$D48];[.$D55])" office:value-type="percentage" office:value="0.166666666666667" calcext:value-type="percentage">
            <text:p>16.67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3.5" calcext:value-type="float">
            <text:p>3.5</text:p>
          </table:table-cell>
          <table:table-cell office:value-type="float" office:value="5000" calcext:value-type="float">
            <text:p>5000</text:p>
          </table:table-cell>
          <table:table-cell table:formula="of:=[.C42]/[.B42]" office:value-type="float" office:value="1428.57142857143" calcext:value-type="float">
            <text:p>1428.57142857143</text:p>
          </table:table-cell>
          <table:table-cell/>
          <table:table-cell table:formula="of:=[.D42]/MAX([.$D35];[.$D42];[.$D49];[.$D56])" office:value-type="percentage" office:value="0.542857142857143" calcext:value-type="percentage">
            <text:p>54.29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4.8" calcext:value-type="float">
            <text:p>4.8</text:p>
          </table:table-cell>
          <table:table-cell office:value-type="float" office:value="5000" calcext:value-type="float">
            <text:p>5000</text:p>
          </table:table-cell>
          <table:table-cell table:formula="of:=[.C43]/[.B43]" office:value-type="float" office:value="1041.66666666667" calcext:value-type="float">
            <text:p>1041.66666666667</text:p>
          </table:table-cell>
          <table:table-cell/>
          <table:table-cell table:formula="of:=[.D43]/MAX([.$D36];[.$D43];[.$D50];[.$D57])" office:value-type="percentage" office:value="0.166666666666667" calcext:value-type="percentage">
            <text:p>16.67%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stgr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.8" calcext:value-type="float">
            <text:p>1.8</text:p>
          </table:table-cell>
          <table:table-cell office:value-type="float" office:value="5000" calcext:value-type="float">
            <text:p>5000</text:p>
          </table:table-cell>
          <table:table-cell table:formula="of:=[.C46]/[.B46]" office:value-type="float" office:value="2777.77777777778" calcext:value-type="float">
            <text:p>2777.77777777778</text:p>
          </table:table-cell>
          <table:table-cell/>
          <table:table-cell table:formula="of:=[.D46]/MAX([.$D32];[.$D39];[.$D46];[.$D53])" office:value-type="percentage" office:value="0.222222222222222" calcext:value-type="percentage">
            <text:p>22.22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.8" calcext:value-type="float">
            <text:p>1.8</text:p>
          </table:table-cell>
          <table:table-cell office:value-type="float" office:value="5000" calcext:value-type="float">
            <text:p>5000</text:p>
          </table:table-cell>
          <table:table-cell table:formula="of:=[.C47]/[.B47]" office:value-type="float" office:value="2777.77777777778" calcext:value-type="float">
            <text:p>2777.77777777778</text:p>
          </table:table-cell>
          <table:table-cell/>
          <table:table-cell table:formula="of:=[.D47]/MAX([.$D33];[.$D40];[.$D47];[.$D54])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table:formula="of:=[.C48]/[.B48]" office:value-type="float" office:value="6250" calcext:value-type="float">
            <text:p>6250</text:p>
          </table:table-cell>
          <table:table-cell/>
          <table:table-cell table:formula="of:=[.D48]/MAX([.$D34];[.$D41];[.$D48];[.$D55])" office:value-type="percentage" office:value="0.625" calcext:value-type="percentage">
            <text:p>62.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1.9" calcext:value-type="float">
            <text:p>1.9</text:p>
          </table:table-cell>
          <table:table-cell office:value-type="float" office:value="5000" calcext:value-type="float">
            <text:p>5000</text:p>
          </table:table-cell>
          <table:table-cell table:formula="of:=[.C49]/[.B49]" office:value-type="float" office:value="2631.57894736842" calcext:value-type="float">
            <text:p>2631.57894736842</text:p>
          </table:table-cell>
          <table:table-cell/>
          <table:table-cell table:formula="of:=[.D49]/MAX([.$D35];[.$D42];[.$D49];[.$D56])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formula="of:=[.C50]/[.B50]" office:value-type="float" office:value="3333.33333333333" calcext:value-type="float">
            <text:p>3333.33333333333</text:p>
          </table:table-cell>
          <table:table-cell/>
          <table:table-cell table:formula="of:=[.D50]/MAX([.$D36];[.$D43];[.$D50];[.$D57])" office:value-type="percentage" office:value="0.533333333333333" calcext:value-type="percentage">
            <text:p>53.33%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Yugaby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Percentage of B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6.2" calcext:value-type="float">
            <text:p>6.2</text:p>
          </table:table-cell>
          <table:table-cell office:value-type="float" office:value="5000" calcext:value-type="float">
            <text:p>5000</text:p>
          </table:table-cell>
          <table:table-cell table:formula="of:=[.C53]/[.B53]" office:value-type="float" office:value="806.451612903226" calcext:value-type="float">
            <text:p>806.451612903226</text:p>
          </table:table-cell>
          <table:table-cell/>
          <table:table-cell table:formula="of:=[.D53]/MAX([.$D32];[.$D39];[.$D46];[.$D53])" office:value-type="percentage" office:value="0.0645161290322581" calcext:value-type="percentage">
            <text:p>6.4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9.9" calcext:value-type="float">
            <text:p>9.9</text:p>
          </table:table-cell>
          <table:table-cell office:value-type="float" office:value="5000" calcext:value-type="float">
            <text:p>5000</text:p>
          </table:table-cell>
          <table:table-cell table:formula="of:=[.C54]/[.B54]" office:value-type="float" office:value="505.050505050505" calcext:value-type="float">
            <text:p>505.050505050505</text:p>
          </table:table-cell>
          <table:table-cell/>
          <table:table-cell table:formula="of:=[.D54]/MAX([.$D33];[.$D40];[.$D47];[.$D54])" office:value-type="percentage" office:value="0.0606060606060606" calcext:value-type="percentage">
            <text:p>6.06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C55]/[.B55]" office:value-type="float" office:value="1000" calcext:value-type="float">
            <text:p>1000</text:p>
          </table:table-cell>
          <table:table-cell/>
          <table:table-cell table:formula="of:=[.D55]/MAX([.$D34];[.$D41];[.$D48];[.$D55])" office:value-type="percentage" office:value="0.1" calcext:value-type="percentage">
            <text:p>1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100</text:p>
          </table:table-cell>
          <table:table-cell office:value-type="float" office:value="20.1" calcext:value-type="float">
            <text:p>20.1</text:p>
          </table:table-cell>
          <table:table-cell office:value-type="float" office:value="1448" calcext:value-type="float">
            <text:p>1448</text:p>
          </table:table-cell>
          <table:table-cell table:formula="of:=[.C56]/[.B56]" office:value-type="float" office:value="72.0398009950249" calcext:value-type="float">
            <text:p>72.0398009950249</text:p>
          </table:table-cell>
          <table:table-cell/>
          <table:table-cell table:formula="of:=[.D56]/MAX([.$D35];[.$D42];[.$D49];[.$D56])" office:value-type="percentage" office:value="0.0273751243781094" calcext:value-type="percentage">
            <text:p>2.74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0.6" calcext:value-type="float">
            <text:p>10.6</text:p>
          </table:table-cell>
          <table:table-cell office:value-type="float" office:value="5000" calcext:value-type="float">
            <text:p>5000</text:p>
          </table:table-cell>
          <table:table-cell table:formula="of:=[.C57]/[.B57]" office:value-type="float" office:value="471.698113207547" calcext:value-type="float">
            <text:p>471.698113207547</text:p>
          </table:table-cell>
          <table:table-cell/>
          <table:table-cell table:formula="of:=[.D57]/MAX([.$D36];[.$D43];[.$D50];[.$D57])" office:value-type="percentage" office:value="0.0754716981132075" calcext:value-type="percentage">
            <text:p>7.55%</text:p>
          </table:table-cell>
          <table:table-cell table:number-columns-repeated="9"/>
        </table:table-row>
        <table:table-row table:style-name="ro1" table:number-rows-repeated="1048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number-columns-repeated="4" table:default-cell-style-name="ce5"/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ongo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Yugabyte</text:p>
          </table:table-cell>
          <table:table-cell table:number-columns-repeated="2"/>
          <table:table-cell table:style-name="Default" office:value-type="string" calcext:value-type="string">
            <text:p>Mongo</text:p>
          </table:table-cell>
          <table:table-cell table:style-name="Default" office:value-type="string" calcext:value-type="string">
            <text:p>Neo4j</text:p>
          </table:table-cell>
          <table:table-cell table:style-name="Default" office:value-type="string" calcext:value-type="string">
            <text:p>Postgres</text:p>
          </table:table-cell>
          <table:table-cell table:style-name="Default" office:value-type="string" calcext:value-type="string">
            <text:p>Yugabyt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table:formula="of:=[$Sheet1.$D$3]" office:value-type="float" office:value="7894.73684210526" calcext:value-type="float">
            <text:p>7894.73684210526</text:p>
          </table:table-cell>
          <table:table-cell table:formula="of:=[$Sheet1.$D$10]" office:value-type="float" office:value="2654.86725663717" calcext:value-type="float">
            <text:p>2654.86725663717</text:p>
          </table:table-cell>
          <table:table-cell table:formula="of:=[$Sheet1.$D$17]" office:value-type="float" office:value="7142.85714285714" calcext:value-type="float">
            <text:p>7142.85714285714</text:p>
          </table:table-cell>
          <table:table-cell table:formula="of:=[$Sheet1.$D$24]" office:value-type="float" office:value="113.792569659443" calcext:value-type="float">
            <text:p>113.792569659443</text:p>
          </table:table-cell>
          <table:table-cell/>
          <table:table-cell office:value-type="string" calcext:value-type="string">
            <text:p>Post</text:p>
          </table:table-cell>
          <table:table-cell table:formula="of:=[$Sheet1.$F$3]" office:value-type="percentage" office:value="1" calcext:value-type="percentage">
            <text:p>100.00%</text:p>
          </table:table-cell>
          <table:table-cell table:formula="of:=[$Sheet1.$F10]" office:value-type="percentage" office:value="0.336283185840708" calcext:value-type="percentage">
            <text:p>33.63%</text:p>
          </table:table-cell>
          <table:table-cell table:formula="of:=[$Sheet1.$F17]" office:value-type="percentage" office:value="0.904761904761905" calcext:value-type="percentage">
            <text:p>90.48%</text:p>
          </table:table-cell>
          <table:table-cell table:formula="of:=[$Sheet1.$F24]" office:value-type="percentage" office:value="0.0144137254901961" calcext:value-type="percentage">
            <text:p>1.44%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formula="of:=[$Sheet1.$D$4]" office:value-type="float" office:value="13043.4782608696" calcext:value-type="float">
            <text:p>13043.4782608696</text:p>
          </table:table-cell>
          <table:table-cell table:formula="of:=[$Sheet1.$D$11]" office:value-type="float" office:value="439.617304492512" calcext:value-type="float">
            <text:p>439.617304492512</text:p>
          </table:table-cell>
          <table:table-cell table:formula="of:=[$Sheet1.$D$18]" office:value-type="float" office:value="3703.7037037037" calcext:value-type="float">
            <text:p>3703.7037037037</text:p>
          </table:table-cell>
          <table:table-cell table:formula="of:=[$Sheet1.$D$25]" office:value-type="float" office:value="104.769938650307" calcext:value-type="float">
            <text:p>104.769938650307</text:p>
          </table:table-cell>
          <table:table-cell/>
          <table:table-cell office:value-type="string" calcext:value-type="string">
            <text:p>Update</text:p>
          </table:table-cell>
          <table:table-cell table:formula="of:=[$Sheet1.$F$4]" office:value-type="percentage" office:value="1" calcext:value-type="percentage">
            <text:p>100.00%</text:p>
          </table:table-cell>
          <table:table-cell table:formula="of:=[$Sheet1.$F11]" office:value-type="percentage" office:value="0.033703993344426" calcext:value-type="percentage">
            <text:p>3.37%</text:p>
          </table:table-cell>
          <table:table-cell table:formula="of:=[$Sheet1.$F18]" office:value-type="percentage" office:value="0.283950617283951" calcext:value-type="percentage">
            <text:p>28.40%</text:p>
          </table:table-cell>
          <table:table-cell table:formula="of:=[$Sheet1.$F25]" office:value-type="percentage" office:value="0.0080323619631901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Get 1</text:p>
          </table:table-cell>
          <table:table-cell table:formula="of:=[$Sheet1.$D$5]" office:value-type="float" office:value="11538.4615384615" calcext:value-type="float">
            <text:p>11538.4615384615</text:p>
          </table:table-cell>
          <table:table-cell table:formula="of:=[$Sheet1.$D$12]" office:value-type="float" office:value="476.486042692939" calcext:value-type="float">
            <text:p>476.486042692939</text:p>
          </table:table-cell>
          <table:table-cell table:formula="of:=[$Sheet1.$D$19]" office:value-type="float" office:value="7142.85714285714" calcext:value-type="float">
            <text:p>7142.85714285714</text:p>
          </table:table-cell>
          <table:table-cell table:formula="of:=[$Sheet1.$D$26]" office:value-type="float" office:value="55.4660347551343" calcext:value-type="float">
            <text:p>55.4660347551343</text:p>
          </table:table-cell>
          <table:table-cell/>
          <table:table-cell office:value-type="string" calcext:value-type="string">
            <text:p>Get 1</text:p>
          </table:table-cell>
          <table:table-cell table:formula="of:=[$Sheet1.$F$5]" office:value-type="percentage" office:value="1" calcext:value-type="percentage">
            <text:p>100.00%</text:p>
          </table:table-cell>
          <table:table-cell table:formula="of:=[$Sheet1.$F12]" office:value-type="percentage" office:value="0.0412954570333881" calcext:value-type="percentage">
            <text:p>4.13%</text:p>
          </table:table-cell>
          <table:table-cell table:formula="of:=[$Sheet1.$F19]" office:value-type="percentage" office:value="0.619047619047619" calcext:value-type="percentage">
            <text:p>61.90%</text:p>
          </table:table-cell>
          <table:table-cell table:formula="of:=[$Sheet1.$F26]" office:value-type="percentage" office:value="0.00480705634544497" calcext:value-type="percentage">
            <text:p>0.48%</text:p>
          </table:table-cell>
        </table:table-row>
        <table:table-row table:style-name="ro1">
          <table:table-cell office:value-type="string" calcext:value-type="string">
            <text:p>Get 100</text:p>
          </table:table-cell>
          <table:table-cell table:formula="of:=[$Sheet1.$D$6]" office:value-type="float" office:value="524.475524475525" calcext:value-type="float">
            <text:p>524.475524475525</text:p>
          </table:table-cell>
          <table:table-cell table:formula="of:=[$Sheet1.$D$13]" office:value-type="float" office:value="591.715976331361" calcext:value-type="float">
            <text:p>591.715976331361</text:p>
          </table:table-cell>
          <table:table-cell table:formula="of:=[$Sheet1.$D$20]" office:value-type="float" office:value="1442.30769230769" calcext:value-type="float">
            <text:p>1442.30769230769</text:p>
          </table:table-cell>
          <table:table-cell table:formula="of:=[$Sheet1.$D$27]" office:value-type="float" office:value="57.953488372093" calcext:value-type="float">
            <text:p>57.953488372093</text:p>
          </table:table-cell>
          <table:table-cell/>
          <table:table-cell office:value-type="string" calcext:value-type="string">
            <text:p>Get 100</text:p>
          </table:table-cell>
          <table:table-cell table:formula="of:=[$Sheet1.$F$6]" office:value-type="percentage" office:value="0.363636363636364" calcext:value-type="percentage">
            <text:p>36.36%</text:p>
          </table:table-cell>
          <table:table-cell table:formula="of:=[$Sheet1.$F13]" office:value-type="percentage" office:value="0.41025641025641" calcext:value-type="percentage">
            <text:p>41.03%</text:p>
          </table:table-cell>
          <table:table-cell table:formula="of:=[$Sheet1.$F20]" office:value-type="percentage" office:value="1" calcext:value-type="percentage">
            <text:p>100.00%</text:p>
          </table:table-cell>
          <table:table-cell table:formula="of:=[$Sheet1.$F27]" office:value-type="percentage" office:value="0.0401810852713178" calcext:value-type="percentage">
            <text:p>4.02%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[$Sheet1.$D$7]" office:value-type="float" office:value="7142.85714285714" calcext:value-type="float">
            <text:p>7142.85714285714</text:p>
          </table:table-cell>
          <table:table-cell table:formula="of:=[$Sheet1.$D$14]" office:value-type="float" office:value="348.419301164725" calcext:value-type="float">
            <text:p>348.419301164725</text:p>
          </table:table-cell>
          <table:table-cell table:formula="of:=[$Sheet1.$D$21]" office:value-type="float" office:value="3750" calcext:value-type="float">
            <text:p>3750</text:p>
          </table:table-cell>
          <table:table-cell table:formula="of:=[$Sheet1.$D$28]" office:value-type="float" office:value="52.2121212121212" calcext:value-type="float">
            <text:p>52.2121212121212</text:p>
          </table:table-cell>
          <table:table-cell/>
          <table:table-cell office:value-type="string" calcext:value-type="string">
            <text:p>Delete</text:p>
          </table:table-cell>
          <table:table-cell table:formula="of:=[$Sheet1.$F$7]" office:value-type="percentage" office:value="1" calcext:value-type="percentage">
            <text:p>100.00%</text:p>
          </table:table-cell>
          <table:table-cell table:formula="of:=[$Sheet1.$F14]" office:value-type="percentage" office:value="0.0487787021630616" calcext:value-type="percentage">
            <text:p>4.88%</text:p>
          </table:table-cell>
          <table:table-cell table:formula="of:=[$Sheet1.$F21]" office:value-type="percentage" office:value="0.525" calcext:value-type="percentage">
            <text:p>52.50%</text:p>
          </table:table-cell>
          <table:table-cell table:formula="of:=[$Sheet1.$F28]" office:value-type="percentage" office:value="0.00730969696969697" calcext:value-type="percentage">
            <text:p>0.73%</text:p>
          </table:table-cell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Mongo</text:p>
          </table:table-cell>
          <table:table-cell office:value-type="string" calcext:value-type="string">
            <text:p>Neo4j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Yugabyte</text:p>
          </table:table-cell>
          <table:table-cell table:number-columns-repeated="2"/>
          <table:table-cell table:style-name="Default" office:value-type="string" calcext:value-type="string">
            <text:p>Mongo</text:p>
          </table:table-cell>
          <table:table-cell table:style-name="Default" office:value-type="string" calcext:value-type="string">
            <text:p>Neo4j</text:p>
          </table:table-cell>
          <table:table-cell table:style-name="Default" office:value-type="string" calcext:value-type="string">
            <text:p>Postgres</text:p>
          </table:table-cell>
          <table:table-cell table:style-name="Default" office:value-type="string" calcext:value-type="string">
            <text:p>Yugabyte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table:formula="of:=[$Sheet1.$D$32]" office:value-type="float" office:value="12500" calcext:value-type="float">
            <text:p>12500</text:p>
          </table:table-cell>
          <table:table-cell table:formula="of:=[$Sheet1.$D$39]" office:value-type="float" office:value="1086.95652173913" calcext:value-type="float">
            <text:p>1086.95652173913</text:p>
          </table:table-cell>
          <table:table-cell table:formula="of:=[$Sheet1.$D$46]" office:value-type="float" office:value="2777.77777777778" calcext:value-type="float">
            <text:p>2777.77777777778</text:p>
          </table:table-cell>
          <table:table-cell table:formula="of:=[$Sheet1.$D$53]" office:value-type="float" office:value="806.451612903226" calcext:value-type="float">
            <text:p>806.451612903226</text:p>
          </table:table-cell>
          <table:table-cell/>
          <table:table-cell office:value-type="string" calcext:value-type="string">
            <text:p>Post</text:p>
          </table:table-cell>
          <table:table-cell table:formula="of:=[$Sheet1.$F32]" office:value-type="percentage" office:value="1" calcext:value-type="percentage">
            <text:p>100.00%</text:p>
          </table:table-cell>
          <table:table-cell table:formula="of:=[$Sheet1.$F39]" office:value-type="percentage" office:value="0.0869565217391305" calcext:value-type="percentage">
            <text:p>8.70%</text:p>
          </table:table-cell>
          <table:table-cell table:formula="of:=[$Sheet1.$F46]" office:value-type="percentage" office:value="0.222222222222222" calcext:value-type="percentage">
            <text:p>22.22%</text:p>
          </table:table-cell>
          <table:table-cell table:formula="of:=[$Sheet1.$F53]" office:value-type="percentage" office:value="0.0645161290322581" calcext:value-type="percentage">
            <text:p>6.45%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formula="of:=[$Sheet1.$D$33]" office:value-type="float" office:value="8333.33333333333" calcext:value-type="float">
            <text:p>8333.33333333333</text:p>
          </table:table-cell>
          <table:table-cell table:formula="of:=[$Sheet1.$D$40]" office:value-type="float" office:value="1020.40816326531" calcext:value-type="float">
            <text:p>1020.40816326531</text:p>
          </table:table-cell>
          <table:table-cell table:formula="of:=[$Sheet1.$D$47]" office:value-type="float" office:value="2777.77777777778" calcext:value-type="float">
            <text:p>2777.77777777778</text:p>
          </table:table-cell>
          <table:table-cell table:formula="of:=[$Sheet1.$D$54]" office:value-type="float" office:value="505.050505050505" calcext:value-type="float">
            <text:p>505.050505050505</text:p>
          </table:table-cell>
          <table:table-cell/>
          <table:table-cell office:value-type="string" calcext:value-type="string">
            <text:p>Update</text:p>
          </table:table-cell>
          <table:table-cell table:formula="of:=[$Sheet1.$F33]" office:value-type="percentage" office:value="1" calcext:value-type="percentage">
            <text:p>100.00%</text:p>
          </table:table-cell>
          <table:table-cell table:formula="of:=[$Sheet1.$F40]" office:value-type="percentage" office:value="0.122448979591837" calcext:value-type="percentage">
            <text:p>12.24%</text:p>
          </table:table-cell>
          <table:table-cell table:formula="of:=[$Sheet1.$F47]" office:value-type="percentage" office:value="0.333333333333333" calcext:value-type="percentage">
            <text:p>33.33%</text:p>
          </table:table-cell>
          <table:table-cell table:formula="of:=[$Sheet1.$F54]" office:value-type="percentage" office:value="0.0606060606060606" calcext:value-type="percentage">
            <text:p>6.06%</text:p>
          </table:table-cell>
        </table:table-row>
        <table:table-row table:style-name="ro1">
          <table:table-cell office:value-type="string" calcext:value-type="string">
            <text:p>Get 1</text:p>
          </table:table-cell>
          <table:table-cell table:formula="of:=[$Sheet1.$D$34]" office:value-type="float" office:value="10000" calcext:value-type="float">
            <text:p>10000</text:p>
          </table:table-cell>
          <table:table-cell table:formula="of:=[$Sheet1.$D$41]" office:value-type="float" office:value="1666.66666666667" calcext:value-type="float">
            <text:p>1666.66666666667</text:p>
          </table:table-cell>
          <table:table-cell table:formula="of:=[$Sheet1.$D$48]" office:value-type="float" office:value="6250" calcext:value-type="float">
            <text:p>6250</text:p>
          </table:table-cell>
          <table:table-cell table:formula="of:=[$Sheet1.$D$55]" office:value-type="float" office:value="1000" calcext:value-type="float">
            <text:p>1000</text:p>
          </table:table-cell>
          <table:table-cell/>
          <table:table-cell office:value-type="string" calcext:value-type="string">
            <text:p>Get 1</text:p>
          </table:table-cell>
          <table:table-cell table:formula="of:=[$Sheet1.$F34]" office:value-type="percentage" office:value="1" calcext:value-type="percentage">
            <text:p>100.00%</text:p>
          </table:table-cell>
          <table:table-cell table:formula="of:=[$Sheet1.$F41]" office:value-type="percentage" office:value="0.166666666666667" calcext:value-type="percentage">
            <text:p>16.67%</text:p>
          </table:table-cell>
          <table:table-cell table:formula="of:=[$Sheet1.$F48]" office:value-type="percentage" office:value="0.625" calcext:value-type="percentage">
            <text:p>62.50%</text:p>
          </table:table-cell>
          <table:table-cell table:formula="of:=[$Sheet1.$F55]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Get 100</text:p>
          </table:table-cell>
          <table:table-cell table:formula="of:=[$Sheet1.$D$35]" office:value-type="float" office:value="2000" calcext:value-type="float">
            <text:p>2000</text:p>
          </table:table-cell>
          <table:table-cell table:formula="of:=[$Sheet1.$D$42]" office:value-type="float" office:value="1428.57142857143" calcext:value-type="float">
            <text:p>1428.57142857143</text:p>
          </table:table-cell>
          <table:table-cell table:formula="of:=[$Sheet1.$D$49]" office:value-type="float" office:value="2631.57894736842" calcext:value-type="float">
            <text:p>2631.57894736842</text:p>
          </table:table-cell>
          <table:table-cell table:formula="of:=[$Sheet1.$D$56]" office:value-type="float" office:value="72.0398009950249" calcext:value-type="float">
            <text:p>72.0398009950249</text:p>
          </table:table-cell>
          <table:table-cell/>
          <table:table-cell office:value-type="string" calcext:value-type="string">
            <text:p>Get 100</text:p>
          </table:table-cell>
          <table:table-cell table:formula="of:=[$Sheet1.$F35]" office:value-type="percentage" office:value="0.76" calcext:value-type="percentage">
            <text:p>76.00%</text:p>
          </table:table-cell>
          <table:table-cell table:formula="of:=[$Sheet1.$F42]" office:value-type="percentage" office:value="0.542857142857143" calcext:value-type="percentage">
            <text:p>54.29%</text:p>
          </table:table-cell>
          <table:table-cell table:formula="of:=[$Sheet1.$F49]" office:value-type="percentage" office:value="1" calcext:value-type="percentage">
            <text:p>100.00%</text:p>
          </table:table-cell>
          <table:table-cell table:formula="of:=[$Sheet1.$F56]" office:value-type="percentage" office:value="0.0273751243781094" calcext:value-type="percentage">
            <text:p>2.74%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[$Sheet1.$D$36]" office:value-type="float" office:value="6250" calcext:value-type="float">
            <text:p>6250</text:p>
          </table:table-cell>
          <table:table-cell table:formula="of:=[$Sheet1.$D$43]" office:value-type="float" office:value="1041.66666666667" calcext:value-type="float">
            <text:p>1041.66666666667</text:p>
          </table:table-cell>
          <table:table-cell table:formula="of:=[$Sheet1.$D$50]" office:value-type="float" office:value="3333.33333333333" calcext:value-type="float">
            <text:p>3333.33333333333</text:p>
          </table:table-cell>
          <table:table-cell table:formula="of:=[$Sheet1.$D$57]" office:value-type="float" office:value="471.698113207547" calcext:value-type="float">
            <text:p>471.698113207547</text:p>
          </table:table-cell>
          <table:table-cell/>
          <table:table-cell office:value-type="string" calcext:value-type="string">
            <text:p>Delete</text:p>
          </table:table-cell>
          <table:table-cell table:formula="of:=[$Sheet1.$F36]" office:value-type="percentage" office:value="1" calcext:value-type="percentage">
            <text:p>100.00%</text:p>
          </table:table-cell>
          <table:table-cell table:formula="of:=[$Sheet1.$F43]" office:value-type="percentage" office:value="0.166666666666667" calcext:value-type="percentage">
            <text:p>16.67%</text:p>
          </table:table-cell>
          <table:table-cell table:formula="of:=[$Sheet1.$F50]" office:value-type="percentage" office:value="0.533333333333333" calcext:value-type="percentage">
            <text:p>53.33%</text:p>
          </table:table-cell>
          <table:table-cell table:formula="of:=[$Sheet1.$F57]" office:value-type="percentage" office:value="0.0754716981132075" calcext:value-type="percentage">
            <text:p>7.5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6:18:38.837975432</meta:creation-date>
    <dc:date>2023-06-04T17:10:22.704322302</dc:date>
    <meta:editing-duration>PT6M1S</meta:editing-duration>
    <meta:editing-cycles>3</meta:editing-cycles>
    <meta:generator>LibreOffice/7.3.7.2$Linux_X86_64 LibreOffice_project/30$Build-2</meta:generator>
    <meta:document-statistic meta:table-count="2" meta:cell-count="3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6.683cm" svg:y="0.316cm" chart:style-name="ch2">
          <text:p>Rates @30k</text:p>
        </chart:title>
        <chart:legend chart:legend-position="end" svg:x="13.785cm" svg:y="3.457cm" style:legend-expansion="high" chart:style-name="ch3"/>
        <chart:plot-area chart:style-name="ch4" table:cell-range-address="Sheet2.A2:Sheet2.E7" chart:data-source-has-labels="both" svg:x="0.319cm" svg:y="1.275cm" svg:width="13.147cm" svg:height="7.551cm">
          <chart:coordinate-region svg:x="1.496cm" svg:y="1.474cm" svg:width="11.97cm" svg:height="6.705cm"/>
          <chart:axis chart:dimension="x" chart:name="primary-x" chart:style-name="ch5" chartooo:axis-type="auto">
            <chartooo:date-scale/>
            <chart:categories table:cell-range-address="Sheet2.A3:Sheet2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7" chart:label-cell-address="Sheet2.B2:Sheet2.B2" chart:class="chart:bar">
            <chart:data-point chart:repeated="5"/>
          </chart:series>
          <chart:series chart:style-name="ch9" chart:values-cell-range-address="Sheet2.C3:Sheet2.C7" chart:label-cell-address="Sheet2.C2:Sheet2.C2" chart:class="chart:bar">
            <chart:data-point chart:repeated="5"/>
          </chart:series>
          <chart:series chart:style-name="ch10" chart:values-cell-range-address="Sheet2.D3:Sheet2.D7" chart:label-cell-address="Sheet2.D2:Sheet2.D2" chart:class="chart:bar">
            <chart:data-point chart:repeated="5"/>
          </chart:series>
          <chart:series chart:style-name="ch11" chart:values-cell-range-address="Sheet2.E3:Sheet2.E7" chart:label-cell-address="Sheet2.E2:Sheet2.E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</text:p>
                <draw:g>
                  <svg:desc>Sheet2.B2:Sheet2.B2</svg:desc>
                </draw:g>
              </table:table-cell>
              <table:table-cell office:value-type="string">
                <text:p>Neo4j</text:p>
                <draw:g>
                  <svg:desc>Sheet2.C2:Sheet2.C2</svg:desc>
                </draw:g>
              </table:table-cell>
              <table:table-cell office:value-type="string">
                <text:p>Postgres</text:p>
                <draw:g>
                  <svg:desc>Sheet2.D2:Sheet2.D2</svg:desc>
                </draw:g>
              </table:table-cell>
              <table:table-cell office:value-type="string">
                <text:p>Yugabyte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</text:p>
                <draw:g>
                  <svg:desc>Sheet2.A3:Sheet2.A7</svg:desc>
                </draw:g>
              </table:table-cell>
              <table:table-cell office:value-type="float" office:value="7894.73684210526">
                <text:p>7894.73684210526</text:p>
                <draw:g>
                  <svg:desc>Sheet2.B3:Sheet2.B7</svg:desc>
                </draw:g>
              </table:table-cell>
              <table:table-cell office:value-type="float" office:value="2654.86725663717">
                <text:p>2654.86725663717</text:p>
                <draw:g>
                  <svg:desc>Sheet2.C3:Sheet2.C7</svg:desc>
                </draw:g>
              </table:table-cell>
              <table:table-cell office:value-type="float" office:value="7142.85714285714">
                <text:p>7142.85714285714</text:p>
                <draw:g>
                  <svg:desc>Sheet2.D3:Sheet2.D7</svg:desc>
                </draw:g>
              </table:table-cell>
              <table:table-cell office:value-type="float" office:value="113.792569659443">
                <text:p>113.792569659443</text:p>
                <draw:g>
                  <svg:desc>Sheet2.E3:Sheet2.E7</svg:desc>
                </draw:g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3043.4782608696">
                <text:p>13043.4782608696</text:p>
              </table:table-cell>
              <table:table-cell office:value-type="float" office:value="439.617304492512">
                <text:p>439.617304492512</text:p>
              </table:table-cell>
              <table:table-cell office:value-type="float" office:value="3703.7037037037">
                <text:p>3703.7037037037</text:p>
              </table:table-cell>
              <table:table-cell office:value-type="float" office:value="104.769938650307">
                <text:p>104.769938650307</text:p>
              </table:table-cell>
            </table:table-row>
            <table:table-row>
              <table:table-cell office:value-type="string">
                <text:p>Get 1</text:p>
              </table:table-cell>
              <table:table-cell office:value-type="float" office:value="11538.4615384615">
                <text:p>11538.4615384615</text:p>
              </table:table-cell>
              <table:table-cell office:value-type="float" office:value="476.486042692939">
                <text:p>476.486042692939</text:p>
              </table:table-cell>
              <table:table-cell office:value-type="float" office:value="7142.85714285714">
                <text:p>7142.85714285714</text:p>
              </table:table-cell>
              <table:table-cell office:value-type="float" office:value="55.4660347551343">
                <text:p>55.4660347551343</text:p>
              </table:table-cell>
            </table:table-row>
            <table:table-row>
              <table:table-cell office:value-type="string">
                <text:p>Get 100</text:p>
              </table:table-cell>
              <table:table-cell office:value-type="float" office:value="524.475524475525">
                <text:p>524.475524475525</text:p>
              </table:table-cell>
              <table:table-cell office:value-type="float" office:value="591.715976331361">
                <text:p>591.715976331361</text:p>
              </table:table-cell>
              <table:table-cell office:value-type="float" office:value="1442.30769230769">
                <text:p>1442.30769230769</text:p>
              </table:table-cell>
              <table:table-cell office:value-type="float" office:value="57.953488372093">
                <text:p>57.95348837209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7142.85714285714">
                <text:p>7142.85714285714</text:p>
              </table:table-cell>
              <table:table-cell office:value-type="float" office:value="348.419301164725">
                <text:p>348.419301164725</text:p>
              </table:table-cell>
              <table:table-cell office:value-type="float" office:value="3750">
                <text:p>3750</text:p>
              </table:table-cell>
              <table:table-cell office:value-type="float" office:value="52.2121212121212">
                <text:p>52.212121212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6.802cm" svg:y="0.316cm" chart:style-name="ch2">
          <text:p>Rates @5k</text:p>
        </chart:title>
        <chart:legend chart:legend-position="end" svg:x="13.785cm" svg:y="3.457cm" style:legend-expansion="high" chart:style-name="ch3"/>
        <chart:plot-area chart:style-name="ch4" table:cell-range-address="Sheet2.A9:Sheet2.E14" chart:data-source-has-labels="both" svg:x="0.319cm" svg:y="1.275cm" svg:width="13.147cm" svg:height="7.551cm">
          <chart:coordinate-region svg:x="1.496cm" svg:y="1.474cm" svg:width="11.97cm" svg:height="6.705cm"/>
          <chart:axis chart:dimension="x" chart:name="primary-x" chart:style-name="ch5" chartooo:axis-type="auto">
            <chartooo:date-scale/>
            <chart:categories table:cell-range-address="Sheet2.A10:Sheet2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0:Sheet2.B14" chart:label-cell-address="Sheet2.B9:Sheet2.B9" chart:class="chart:bar">
            <chart:data-point chart:repeated="5"/>
          </chart:series>
          <chart:series chart:style-name="ch9" chart:values-cell-range-address="Sheet2.C10:Sheet2.C14" chart:label-cell-address="Sheet2.C9:Sheet2.C9" chart:class="chart:bar">
            <chart:data-point chart:repeated="5"/>
          </chart:series>
          <chart:series chart:style-name="ch10" chart:values-cell-range-address="Sheet2.D10:Sheet2.D14" chart:label-cell-address="Sheet2.D9:Sheet2.D9" chart:class="chart:bar">
            <chart:data-point chart:repeated="5"/>
          </chart:series>
          <chart:series chart:style-name="ch11" chart:values-cell-range-address="Sheet2.E10:Sheet2.E14" chart:label-cell-address="Sheet2.E9:Sheet2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</text:p>
                <draw:g>
                  <svg:desc>Sheet2.B9:Sheet2.B9</svg:desc>
                </draw:g>
              </table:table-cell>
              <table:table-cell office:value-type="string">
                <text:p>Neo4j</text:p>
                <draw:g>
                  <svg:desc>Sheet2.C9:Sheet2.C9</svg:desc>
                </draw:g>
              </table:table-cell>
              <table:table-cell office:value-type="string">
                <text:p>Postgres</text:p>
                <draw:g>
                  <svg:desc>Sheet2.D9:Sheet2.D9</svg:desc>
                </draw:g>
              </table:table-cell>
              <table:table-cell office:value-type="string">
                <text:p>Yugabyte</text:p>
                <draw:g>
                  <svg:desc>Sheet2.E9:Sheet2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</text:p>
                <draw:g>
                  <svg:desc>Sheet2.A10:Sheet2.A14</svg:desc>
                </draw:g>
              </table:table-cell>
              <table:table-cell office:value-type="float" office:value="12500">
                <text:p>12500</text:p>
                <draw:g>
                  <svg:desc>Sheet2.B10:Sheet2.B14</svg:desc>
                </draw:g>
              </table:table-cell>
              <table:table-cell office:value-type="float" office:value="1086.95652173913">
                <text:p>1086.95652173913</text:p>
                <draw:g>
                  <svg:desc>Sheet2.C10:Sheet2.C14</svg:desc>
                </draw:g>
              </table:table-cell>
              <table:table-cell office:value-type="float" office:value="2777.77777777778">
                <text:p>2777.77777777778</text:p>
                <draw:g>
                  <svg:desc>Sheet2.D10:Sheet2.D14</svg:desc>
                </draw:g>
              </table:table-cell>
              <table:table-cell office:value-type="float" office:value="806.451612903226">
                <text:p>806.451612903226</text:p>
                <draw:g>
                  <svg:desc>Sheet2.E10:Sheet2.E14</svg:desc>
                </draw:g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8333.33333333333">
                <text:p>8333.33333333333</text:p>
              </table:table-cell>
              <table:table-cell office:value-type="float" office:value="1020.40816326531">
                <text:p>1020.40816326531</text:p>
              </table:table-cell>
              <table:table-cell office:value-type="float" office:value="2777.77777777778">
                <text:p>2777.77777777778</text:p>
              </table:table-cell>
              <table:table-cell office:value-type="float" office:value="505.050505050505">
                <text:p>505.050505050505</text:p>
              </table:table-cell>
            </table:table-row>
            <table:table-row>
              <table:table-cell office:value-type="string">
                <text:p>Get 1</text:p>
              </table:table-cell>
              <table:table-cell office:value-type="float" office:value="10000">
                <text:p>10000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6250">
                <text:p>62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et 100</text:p>
              </table:table-cell>
              <table:table-cell office:value-type="float" office:value="2000">
                <text:p>2000</text:p>
              </table:table-cell>
              <table:table-cell office:value-type="float" office:value="1428.57142857143">
                <text:p>1428.57142857143</text:p>
              </table:table-cell>
              <table:table-cell office:value-type="float" office:value="2631.57894736842">
                <text:p>2631.57894736842</text:p>
              </table:table-cell>
              <table:table-cell office:value-type="float" office:value="72.0398009950249">
                <text:p>72.0398009950249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6250">
                <text:p>6250</text:p>
              </table:table-cell>
              <table:table-cell office:value-type="float" office:value="1041.66666666667">
                <text:p>1041.66666666667</text:p>
              </table:table-cell>
              <table:table-cell office:value-type="float" office:value="3333.33333333333">
                <text:p>3333.33333333333</text:p>
              </table:table-cell>
              <table:table-cell office:value-type="float" office:value="471.698113207547">
                <text:p>471.6981132075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5.374cm" svg:y="0.316cm" chart:style-name="ch2">
          <text:p>Percentage of Best @30k</text:p>
        </chart:title>
        <chart:legend chart:legend-position="end" svg:x="13.785cm" svg:y="3.456cm" style:legend-expansion="high" chart:style-name="ch3"/>
        <chart:plot-area chart:style-name="ch4" table:cell-range-address="Sheet2.G2:Sheet2.K7" chart:data-source-has-labels="both" svg:x="0.319cm" svg:y="1.275cm" svg:width="13.147cm" svg:height="7.55cm">
          <chart:coordinate-region svg:x="1.919cm" svg:y="1.475cm" svg:width="11.547cm" svg:height="6.703cm"/>
          <chart:axis chart:dimension="x" chart:name="primary-x" chart:style-name="ch5" chartooo:axis-type="auto">
            <chartooo:date-scale/>
            <chart:categories table:cell-range-address="Sheet2.G3:Sheet2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3:Sheet2.H7" chart:label-cell-address="Sheet2.H2:Sheet2.H2" chart:class="chart:bar">
            <chart:data-point chart:repeated="5"/>
          </chart:series>
          <chart:series chart:style-name="ch9" chart:values-cell-range-address="Sheet2.I3:Sheet2.I7" chart:label-cell-address="Sheet2.I2:Sheet2.I2" chart:class="chart:bar">
            <chart:data-point chart:repeated="5"/>
          </chart:series>
          <chart:series chart:style-name="ch10" chart:values-cell-range-address="Sheet2.J3:Sheet2.J7" chart:label-cell-address="Sheet2.J2:Sheet2.J2" chart:class="chart:bar">
            <chart:data-point chart:repeated="5"/>
          </chart:series>
          <chart:series chart:style-name="ch11" chart:values-cell-range-address="Sheet2.K3:Sheet2.K7" chart:label-cell-address="Sheet2.K2:Sheet2.K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</text:p>
                <draw:g>
                  <svg:desc>Sheet2.H2:Sheet2.H2</svg:desc>
                </draw:g>
              </table:table-cell>
              <table:table-cell office:value-type="string">
                <text:p>Neo4j</text:p>
                <draw:g>
                  <svg:desc>Sheet2.I2:Sheet2.I2</svg:desc>
                </draw:g>
              </table:table-cell>
              <table:table-cell office:value-type="string">
                <text:p>Postgres</text:p>
                <draw:g>
                  <svg:desc>Sheet2.J2:Sheet2.J2</svg:desc>
                </draw:g>
              </table:table-cell>
              <table:table-cell office:value-type="string">
                <text:p>Yugabyte</text:p>
                <draw:g>
                  <svg:desc>Sheet2.K2:Sheet2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</text:p>
                <draw:g>
                  <svg:desc>Sheet2.G3:Sheet2.G7</svg:desc>
                </draw:g>
              </table:table-cell>
              <table:table-cell office:value-type="float" office:value="1">
                <text:p>1</text:p>
                <draw:g>
                  <svg:desc>Sheet2.H3:Sheet2.H7</svg:desc>
                </draw:g>
              </table:table-cell>
              <table:table-cell office:value-type="float" office:value="0.336283185840708">
                <text:p>0.336283185840708</text:p>
                <draw:g>
                  <svg:desc>Sheet2.I3:Sheet2.I7</svg:desc>
                </draw:g>
              </table:table-cell>
              <table:table-cell office:value-type="float" office:value="0.904761904761905">
                <text:p>0.904761904761905</text:p>
                <draw:g>
                  <svg:desc>Sheet2.J3:Sheet2.J7</svg:desc>
                </draw:g>
              </table:table-cell>
              <table:table-cell office:value-type="float" office:value="0.0144137254901961">
                <text:p>0.0144137254901961</text:p>
                <draw:g>
                  <svg:desc>Sheet2.K3:Sheet2.K7</svg:desc>
                </draw:g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">
                <text:p>1</text:p>
              </table:table-cell>
              <table:table-cell office:value-type="float" office:value="0.033703993344426">
                <text:p>0.033703993344426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803236196319018">
                <text:p>0.00803236196319018</text:p>
              </table:table-cell>
            </table:table-row>
            <table:table-row>
              <table:table-cell office:value-type="string">
                <text:p>Get 1</text:p>
              </table:table-cell>
              <table:table-cell office:value-type="float" office:value="1">
                <text:p>1</text:p>
              </table:table-cell>
              <table:table-cell office:value-type="float" office:value="0.0412954570333881">
                <text:p>0.0412954570333881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00480705634544497">
                <text:p>0.00480705634544497</text:p>
              </table:table-cell>
            </table:table-row>
            <table:table-row>
              <table:table-cell office:value-type="string">
                <text:p>Get 100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1025641025641">
                <text:p>0.41025641025641</text:p>
              </table:table-cell>
              <table:table-cell office:value-type="float" office:value="1">
                <text:p>1</text:p>
              </table:table-cell>
              <table:table-cell office:value-type="float" office:value="0.0401810852713178">
                <text:p>0.0401810852713178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">
                <text:p>1</text:p>
              </table:table-cell>
              <table:table-cell office:value-type="float" office:value="0.0487787021630616">
                <text:p>0.0487787021630616</text:p>
              </table:table-cell>
              <table:table-cell office:value-type="float" office:value="0.525">
                <text:p>0.525</text:p>
              </table:table-cell>
              <table:table-cell office:value-type="float" office:value="0.00730969696969697">
                <text:p>0.00730969696969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5.493cm" svg:y="0.316cm" chart:style-name="ch2">
          <text:p>Percentage of Best @5k</text:p>
        </chart:title>
        <chart:legend chart:legend-position="end" svg:x="13.785cm" svg:y="3.457cm" style:legend-expansion="high" chart:style-name="ch3"/>
        <chart:plot-area chart:style-name="ch4" table:cell-range-address="Sheet2.G9:Sheet2.K14" chart:data-source-has-labels="both" svg:x="0.319cm" svg:y="1.275cm" svg:width="13.147cm" svg:height="7.551cm">
          <chart:coordinate-region svg:x="1.919cm" svg:y="1.475cm" svg:width="11.547cm" svg:height="6.704cm"/>
          <chart:axis chart:dimension="x" chart:name="primary-x" chart:style-name="ch5" chartooo:axis-type="auto">
            <chartooo:date-scale/>
            <chart:categories table:cell-range-address="Sheet2.G10:Sheet2.G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10:Sheet2.H14" chart:label-cell-address="Sheet2.H9:Sheet2.H9" chart:class="chart:bar">
            <chart:data-point chart:repeated="5"/>
          </chart:series>
          <chart:series chart:style-name="ch9" chart:values-cell-range-address="Sheet2.I10:Sheet2.I14" chart:label-cell-address="Sheet2.I9:Sheet2.I9" chart:class="chart:bar">
            <chart:data-point chart:repeated="5"/>
          </chart:series>
          <chart:series chart:style-name="ch10" chart:values-cell-range-address="Sheet2.J10:Sheet2.J14" chart:label-cell-address="Sheet2.J9:Sheet2.J9" chart:class="chart:bar">
            <chart:data-point chart:repeated="5"/>
          </chart:series>
          <chart:series chart:style-name="ch11" chart:values-cell-range-address="Sheet2.K10:Sheet2.K14" chart:label-cell-address="Sheet2.K9:Sheet2.K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</text:p>
                <draw:g>
                  <svg:desc>Sheet2.H9:Sheet2.H9</svg:desc>
                </draw:g>
              </table:table-cell>
              <table:table-cell office:value-type="string">
                <text:p>Neo4j</text:p>
                <draw:g>
                  <svg:desc>Sheet2.I9:Sheet2.I9</svg:desc>
                </draw:g>
              </table:table-cell>
              <table:table-cell office:value-type="string">
                <text:p>Postgres</text:p>
                <draw:g>
                  <svg:desc>Sheet2.J9:Sheet2.J9</svg:desc>
                </draw:g>
              </table:table-cell>
              <table:table-cell office:value-type="string">
                <text:p>Yugabyte</text:p>
                <draw:g>
                  <svg:desc>Sheet2.K9:Sheet2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</text:p>
                <draw:g>
                  <svg:desc>Sheet2.G10:Sheet2.G14</svg:desc>
                </draw:g>
              </table:table-cell>
              <table:table-cell office:value-type="float" office:value="1">
                <text:p>1</text:p>
                <draw:g>
                  <svg:desc>Sheet2.H10:Sheet2.H14</svg:desc>
                </draw:g>
              </table:table-cell>
              <table:table-cell office:value-type="float" office:value="0.0869565217391305">
                <text:p>0.0869565217391305</text:p>
                <draw:g>
                  <svg:desc>Sheet2.I10:Sheet2.I14</svg:desc>
                </draw:g>
              </table:table-cell>
              <table:table-cell office:value-type="float" office:value="0.222222222222222">
                <text:p>0.222222222222222</text:p>
                <draw:g>
                  <svg:desc>Sheet2.J10:Sheet2.J14</svg:desc>
                </draw:g>
              </table:table-cell>
              <table:table-cell office:value-type="float" office:value="0.0645161290322581">
                <text:p>0.0645161290322581</text:p>
                <draw:g>
                  <svg:desc>Sheet2.K10:Sheet2.K14</svg:desc>
                </draw:g>
              </table:table-cell>
            </table:table-row>
            <table:table-row>
              <table:table-cell office:value-type="string">
                <text:p>Update</text:p>
              </table:table-cell>
              <table:table-cell office:value-type="float" office:value="1">
                <text:p>1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string">
                <text:p>Get 1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Get 100</text:p>
              </table:table-cell>
              <table:table-cell office:value-type="float" office:value="0.76">
                <text:p>0.7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">
                <text:p>1</text:p>
              </table:table-cell>
              <table:table-cell office:value-type="float" office:value="0.0273751243781094">
                <text:p>0.0273751243781094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754716981132075">
                <text:p>0.0754716981132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